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ee0" officeooo:paragraph-rsid="00157ee0"/>
    </style:style>
    <style:style style:name="P2" style:family="paragraph" style:parent-style-name="Standard">
      <style:paragraph-properties fo:text-align="center" style:justify-single-word="false"/>
      <style:text-properties officeooo:rsid="00157ee0" officeooo:paragraph-rsid="00157ee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- 6</text:p>
      <text:p text:style-name="P1"/>
      <text:p text:style-name="P1">Aim : Write ns3 simulation program to show use of topology helpers for creating a network.</text:p>
      <text:p text:style-name="P1"/>
      <text:p text:style-name="P1">Topology Helpers are used to create Large Topologies.</text:p>
      <text:p text:style-name="P1"/>
      <text:p text:style-name="P1">Types of Toplogy : </text:p>
      <text:p text:style-name="P1"/>
      <text:p text:style-name="P1">1) Dumb Bell (Like a Dumb Bell in Gym) : </text:p>
      <text:p text:style-name="P1"/>
      <text:p text:style-name="P1"/>
      <text:p text:style-name="P1"/>
      <text:p text:style-name="P1"/>
      <text:p text:style-name="P1"/>
      <text:p text:style-name="P1">GO TO SRC in NS-ALL-IN-ONE</text:p>
      <text:p text:style-name="P1"/>
      <text:p text:style-name="P1">Then go to "netanim"</text:p>
      <text:p text:style-name="P1">Then "examples"</text:p>
      <text:p text:style-name="P1">Copy "dumbbell-animation.cc" to </text:p>
      <text:p text:style-name="P1">Scratch Folder in NS-ALLIONE/NS</text:p>
      <text:p text:style-name="P1">Open terminal </text:p>
      <text:p text:style-name="P1"/>
      <text:p text:style-name="P1">Snap1.png</text:p>
      <text:p text:style-name="P1">pc-118@pc118-ThinkCentre-M720t:~/Desktop/ns-allinone-3.28.1/ns-3.28.1$ <text:span text:style-name="T1">./waf --run scratch/dumbbell-animation --vis</text:span></text:p>
      <text:p text:style-name="P1"/>
      <text:p text:style-name="P1">Snap2.png</text:p>
      <text:p text:style-name="P1">pc-118@pc118-ThinkCentre-M720t:~/Desktop/ns-allinone-3.28.1/ns-3.28.1$ <text:span text:style-name="T1">./waf --run "scratch/dumbbell-animation --nLeaf=10" --vis</text:span></text:p>
      <text:p text:style-name="P1"/>
      <text:p text:style-name="P1">Snap3.png</text:p>
      <text:p text:style-name="P1">pc-118@pc118-ThinkCentre-M720t:~/Desktop/ns-allinone-3.28.1/ns-3.28.1$ <text:span text:style-name="T1">./waf --run "scratch/dumbbell-animation --nLeftLeaf=10 --nRightLeaf=4" --vis</text:span></text:p>
      <text:p text:style-name="P1"/>
      <text:p text:style-name="P1"/>
      <text:p text:style-name="P1">2) Star Topology</text:p>
      <text:p text:style-name="P1"/>
      <text:p text:style-name="P1">Snap1.png</text:p>
      <text:p text:style-name="P1">pc-118@pc118-ThinkCentre-M720t:~/Desktop/ns-allinone-3.28.1/ns-3.28.1$ <text:span text:style-name="T1">./waf --run scratch/dumbbell-animation --vis</text:span></text:p>
      <text:p text:style-name="P1"/>
      <text:p text:style-name="P1">Snap2.png</text:p>
      <text:p text:style-name="P1">pc-118@pc118-ThinkCentre-M720t:~/Desktop/ns-allinone-3.28.1/ns-3.28.1$ <text:span text:style-name="T1">./waf --run "scratch/dumbbell-animation --nLeaf=10" --vis</text:span></text:p>
      <text:p text:style-name="P1"/>
      <text:p text:style-name="P1">Snap3.png</text:p>
      <text:p text:style-name="P1">pc-118@pc118-ThinkCentre-M720t:~/Desktop/ns-allinone-3.28.1/ns-3.28.1$ <text:span text:style-name="T1">./waf --run "scratch/dumbbell-animation --nLeftLeaf=10 --nRightLeaf=4" --vis</text:span></text:p>
      <text:p text:style-name="P1"/>
      <text:p text:style-name="P1">3) Grid Topolog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42:50.042476172</meta:creation-date>
    <dc:date>2019-03-13T16:06:09.686161100</dc:date>
    <meta:editing-duration>PT13M9S</meta:editing-duration>
    <meta:editing-cycles>1</meta:editing-cycles>
    <meta:document-statistic meta:table-count="0" meta:image-count="0" meta:object-count="0" meta:page-count="1" meta:paragraph-count="25" meta:word-count="127" meta:character-count="1221" meta:non-whitespace-character-count="1133"/>
    <meta:generator>LibreOffice/5.1.6.2$Linux_X86_64 LibreOffice_project/10m0$Build-2</meta:generator>
  </office:meta>
</office:document-meta>
</file>